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Arial Black" fo:font-size="72pt" fo:font-weight="bold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cm" fo:margin-right="0cm" fo:text-indent="0cm"/>
      <style:text-properties fo:color="#ffffff" fo:font-size="72pt" fo:font-weight="bold"/>
    </style:style>
    <style:style style:name="P5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Alleluja, Alleluja,</text:span><text:span text:style-name="T1"><text:line-break/></text:span><text:span text:style-name="T1">Alleluja, Alleluja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1">1. Niech zabrzmi Panu</text:span><text:span text:style-name="T1"><text:line-break/></text:span><text:span text:style-name="T1">chwała w niebiosach,</text:span><text:span text:style-name="T1"><text:line-break/></text:span><text:span text:style-name="T1">- Na wysokościach cześć</text:span><text:span text:style-name="T1"><text:line-break/></text:span><text:span text:style-name="T1">niech oddadz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1">Wielbijcie Pana</text:span><text:span text:style-name="T1"><text:line-break/></text:span><text:span text:style-name="T1">duchy niebieskie</text:span><text:span text:style-name="T1"><text:line-break/></text:span><text:span text:style-name="T1">- Wielbijcie Pana</text:span><text:span text:style-name="T1"><text:line-break/></text:span><text:span text:style-name="T1">Jego zastęp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1">Alleluja, Alleluja,</text:span><text:span text:style-name="T1"><text:line-break/></text:span><text:span text:style-name="T1">Alleluja, Alleluja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4" draw:layer="layout" svg:width="28cm" svg:height="21cm" svg:x="0cm" svg:y="0cm" presentation:class="title" presentation:user-transformed="true">
          <draw:text-box>
            <text:p text:style-name="P1"><text:span text:style-name="T1">2. Słońce, księżycu,</text:span><text:span text:style-name="T1"><text:line-break/></text:span><text:span text:style-name="T1">wielbijcie Pana,</text:span><text:span text:style-name="T1"><text:line-break/></text:span><text:span text:style-name="T1">- Gwiazdy świecące,</text:span><text:span text:style-name="T1"><text:line-break/></text:span><text:span text:style-name="T1">wielbijcie Pana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4" draw:layer="layout" svg:width="28cm" svg:height="21cm" svg:x="0cm" svg:y="0cm" presentation:class="title" presentation:user-transformed="true">
          <draw:text-box>
            <text:p text:style-name="P1"><text:span text:style-name="T1">Niebiosa niebios</text:span><text:span text:style-name="T1"><text:line-break/></text:span><text:span text:style-name="T1">wielbijcie Pana,</text:span><text:span text:style-name="T1"><text:line-break/></text:span><text:span text:style-name="T1">- Wody podniebne</text:span><text:span text:style-name="T1"><text:line-break/></text:span><text:span text:style-name="T1">wielbijcie Pan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1">Alleluja, Alleluja,</text:span><text:span text:style-name="T1"><text:line-break/></text:span><text:span text:style-name="T1">Alleluja, Alleluja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1">3. Niech wszyscy</text:span><text:span text:style-name="T1"><text:line-break/></text:span><text:span text:style-name="T1">wielbią Imię Pana,</text:span><text:span text:style-name="T1"><text:line-break/></text:span><text:span text:style-name="T1">- Bo Jego słowo stwarza</text:span><text:span text:style-name="T1"><text:line-break/></text:span><text:span text:style-name="T1">wciąż wszystko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19"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1">Bo tylko Jego</text:span><text:span text:style-name="T1"><text:line-break/></text:span><text:span text:style-name="T1">Imię jest wzniosłe,</text:span><text:span text:style-name="T1"><text:line-break/></text:span><text:span text:style-name="T1">- Niechaj na wieki</text:span><text:span text:style-name="T1"><text:line-break/></text:span><text:span text:style-name="T1">brzmi Jego chwał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19"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1">Alleluja, Alleluja,</text:span><text:span text:style-name="T1"><text:line-break/></text:span><text:span text:style-name="T1">Alleluja, Alleluja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19"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1">4. On daje siłę</text:span><text:span text:style-name="T1"><text:line-break/></text:span><text:span text:style-name="T1">swemu ludowi,</text:span><text:span text:style-name="T1"><text:line-break/></text:span><text:span text:style-name="T1">- Z prochu podnosi</text:span><text:span text:style-name="T1"><text:line-break/></text:span><text:span text:style-name="T1">swoich przyjaciół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19"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1">Jest Bogiem bliskim</text:span><text:span text:style-name="T1"><text:line-break/></text:span><text:span text:style-name="T1">dla Izraela,</text:span><text:span text:style-name="T1"><text:line-break/></text:span><text:span text:style-name="T1">- Swoich wybranych</text:span><text:span text:style-name="T1"><text:line-break/></text:span><text:span text:style-name="T1">On sam umacni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19"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1">Alleluja, Alleluja,</text:span><text:span text:style-name="T1"><text:line-break/></text:span><text:span text:style-name="T1">Alleluja, Alleluja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1T19">
        <draw:frame presentation:style-name="pr1" draw:text-style-name="P4" draw:layer="layout" svg:width="28cm" svg:height="21cm" svg:x="-0.001cm" svg:y="-0.003cm" presentation:class="title" presentation:user-transformed="true">
          <draw:text-box>
            <text:p text:style-name="P1"><text:span text:style-name="T1">5. Niech zabrzmi chwała</text:span><text:span text:style-name="T1"><text:line-break/></text:span><text:span text:style-name="T1">Ojcu, co stwarza,</text:span><text:span text:style-name="T1"><text:line-break/></text:span><text:span text:style-name="T1">- Jego Synowi,</text:span><text:span text:style-name="T1"><text:line-break/></text:span><text:span text:style-name="T1">który jest Panem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1T19">
        <draw:frame presentation:style-name="pr1" draw:text-style-name="P4" draw:layer="layout" svg:width="28cm" svg:height="21cm" svg:x="-0.001cm" svg:y="-0.003cm" presentation:class="title" presentation:user-transformed="true">
          <draw:text-box>
            <text:p text:style-name="P1"><text:span text:style-name="T1">Duchowi, który</text:span><text:span text:style-name="T1"><text:line-break/></text:span><text:span text:style-name="T1">w nas zamieszkuje</text:span><text:span text:style-name="T1"><text:line-break/></text:span><text:span text:style-name="T1">- przez wszystkie</text:span><text:span text:style-name="T1"><text:line-break/></text:span><text:span text:style-name="T1">wieki wieków. Amen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1T19"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1">Alleluja, Alleluja,</text:span><text:span text:style-name="T1"><text:line-break/></text:span><text:span text:style-name="T1">Alleluja, Alleluja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6-07T17:50:27</meta:creation-date>
    <dc:date>2013-11-11T22:40:40.959000000</dc:date>
    <dc:language>pl-PL</dc:language>
    <meta:editing-cycles>9</meta:editing-cycles>
    <meta:editing-duration>PT12M8S</meta:editing-duration>
    <meta:document-statistic meta:object-count="69"/>
    <meta:user-defined meta:name="Info 1"/>
    <meta:user-defined meta:name="Info 2"/>
    <meta:user-defined meta:name="Info 3"/>
    <meta:user-defined meta:name="Info 4"/>
  </office:meta>
</office:document-meta>
</file>